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ctividades</text:h>
      <text:p text:style-name="Text_20_body">//Nico</text:p>
      <text:p text:style-name="Text_20_body">Pude identificar 2 areas que seguro hacen algo, estos son: Cliente y Ventas.</text:p>
      <text:p text:style-name="Text_20_body">Pensé en una 3era pero no sabría bien que actividad realizaría, esta sería Operaciones.</text:p>
      <text:p text:style-name="Text_20_body"/>
      <text:p text:style-name="Text_20_body">Actividades que haría el Cliente:</text:p>
      <text:list xml:id="list38152150" text:style-name="L1">
        <text:list-item>
          <text:p text:style-name="P1">Consultar Viaje</text:p>
        </text:list-item>
        <text:list-item>
          <text:p text:style-name="P1">Realizar Reserva</text:p>
        </text:list-item>
        <text:list-item>
          <text:p text:style-name="P1">Realizar Sugerencia</text:p>
        </text:list-item>
        <text:list-item>
          <text:p text:style-name="P1">Pagar Reserva</text:p>
        </text:list-item>
        <text:list-item>
          <text:p text:style-name="P1">Adquirir Servicios</text:p>
        </text:list-item>
        <text:list-item>
          <text:p text:style-name="P1">Pagar Servicios</text:p>
        </text:list-item>
      </text:list>
      <text:p text:style-name="Text_20_body"/>
      <text:p text:style-name="Text_20_body">Actividades de Área de Ventas:</text:p>
      <text:list xml:id="list38184858" text:style-name="L2">
        <text:list-item>
          <text:p text:style-name="P2">Registrar Reserva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 Ayala</meta:initial-creator>
    <meta:creation-date>2010-06-11T18:02:18.65</meta:creation-date>
    <meta:document-statistic meta:table-count="0" meta:image-count="0" meta:object-count="0" meta:page-count="1" meta:paragraph-count="13" meta:word-count="60" meta:character-count="363"/>
    <dc:date>2010-06-11T18:06:28.30</dc:date>
    <dc:creator>Nico Ayala</dc:creator>
    <meta:editing-duration>PT00H04M09S</meta:editing-duration>
    <meta:editing-cycles>1</meta:editing-cycles>
    <meta:generator>OpenOffice.org/3.2$Win32 OpenOffice.org_project/320m12$Build-9483</meta:generator>
  </office:meta>
</office:document-meta>
</file>